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oefler Text" svg:font-family="'Hoefler Text'"/>
    <style:font-face style:name="Hoefler Text Black" svg:font-family="'Hoefler Text Black'"/>
    <style:font-face style:name="Lucida Sans1" svg:font-family="'Lucida Sans'" style:font-family-generic="swiss"/>
    <style:font-face style:name="ETBembo" svg:font-family="ETBembo" style:font-pitch="variable"/>
    <style:font-face style:name="Hoefler Text1" svg:font-family="'Hoefler Text'" style:font-family-generic="roman" style:font-pitch="variable"/>
    <style:font-face style:name="Rockwell Extra Bold" svg:font-family="'Rockwell Extra Bold'" style:font-family-generic="roman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0.75cm"/>
        </style:tab-stops>
      </style:paragraph-properties>
      <style:text-properties fo:font-variant="normal" fo:text-transform="none" style:font-name="Hoefler Text1" fo:font-size="12pt" fo:font-style="normal" style:text-underline-style="none" fo:font-weight="bold" style:font-name-asian="SimSun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2" style:family="paragraph" style:parent-style-name="Standard" style:list-style-name="L2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0.75cm"/>
        </style:tab-stops>
      </style:paragraph-properties>
      <style:text-properties fo:font-variant="normal" fo:text-transform="none" style:font-name="Hoefler Text1" fo:font-size="12pt" fo:font-style="normal" style:text-underline-style="none" fo:font-weight="normal" style:font-name-asian="SimSun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on special abilities</text:p>
      <text:p text:style-name="P1"/>
      <text:list xml:id="list6229721831476862644" text:style-name="L2">
        <text:list-item>
          <text:p text:style-name="P2">When you move Pippa, you can move her to any unoccupied space anywhere on the board. It doesn't matter whether it lies uphill or downhill</text:p>
          <text:p text:style-name="P2"/>
        </text:list-item>
        <text:list-item>
          <text:p text:style-name="P2">If another dog occupies space c3, Pepe and dogs at whom Banjo barks retreat as normal (if able).</text:p>
          <text:p text:style-name="P2"/>
        </text:list-item>
        <text:list-item>
          <text:p text:style-name="P2">Although you cannot <text:span text:style-name="T1">move</text:span> dogs into spaces next to Coco higher than the one she occupies, dog may still retreat into those spaces as normal.</text:p>
          <text:p text:style-name="P2"/>
        </text:list-item>
        <text:list-item>
          <text:p text:style-name="P2">Banjo, Coco, Pepe and Lucy can still bark at Archie. He just doesn't retrea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oefler Text" svg:font-family="'Hoefler Text'"/>
    <style:font-face style:name="Hoefler Text Black" svg:font-family="'Hoefler Text Black'"/>
    <style:font-face style:name="Lucida Sans1" svg:font-family="'Lucida Sans'" style:font-family-generic="swiss"/>
    <style:font-face style:name="ETBembo" svg:font-family="ETBembo" style:font-pitch="variable"/>
    <style:font-face style:name="Hoefler Text1" svg:font-family="'Hoefler Text'" style:font-family-generic="roman" style:font-pitch="variable"/>
    <style:font-face style:name="Rockwell Extra Bold" svg:font-family="'Rockwell Extra Bold'" style:font-family-generic="roman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oefler Text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oefler Text Black" fo:font-size="16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75cm" style:type="center"/>
          <style:tab-stop style:position="13.50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.499cm" fo:margin-bottom="2.499cm" fo:margin-left="3cm" fo:margin-right="3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y Smith</meta:initial-creator>
    <meta:creation-date>2019-04-19T16:49:03.71</meta:creation-date>
    <meta:generator>OpenOffice/4.1.6$Win32 OpenOffice.org_project/416m1$Build-9790</meta:generator>
    <dc:date>2019-11-08T10:51:26.03</dc:date>
    <dc:creator>Andy Smith</dc:creator>
    <meta:editing-duration>P1DT13H23M18S</meta:editing-duration>
    <meta:editing-cycles>273</meta:editing-cycles>
    <meta:printed-by>Andy Smith</meta:printed-by>
    <meta:print-date>2019-07-13T14:44:53.20</meta:print-date>
    <meta:document-statistic meta:table-count="0" meta:image-count="0" meta:object-count="0" meta:page-count="1" meta:paragraph-count="5" meta:word-count="90" meta:character-count="483"/>
  </office:meta>
</office:document-meta>
</file>